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 table:number-rows-repeated="1048473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8">0000/00/00</text:date>, <text:time style:data-style-name="N2" text:time-value="17:07:03.67557937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5.2$Linux_X86_64 LibreOffice_project/520$Build-2</meta:generator>
    <dc:date>2025-08-18T17:14:13.727010023</dc:date>
    <meta:editing-duration>PT16H34M10S</meta:editing-duration>
    <meta:editing-cycles>220</meta:editing-cycles>
    <meta:document-statistic meta:table-count="1" meta:cell-count="408" meta:object-count="0"/>
  </office:meta>
</office:document-meta>
</file>